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部屋の外で金属を動かす音が続いてい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なんだか難航しているようです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だけの本数の鉄骨ですか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細いものはともかく、一番太い鉄骨は
人の手では簡単に動かせない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外の研究員
「だめだ～、一番太い鉄骨は人の手じゃ
　ビクともしな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外の研究員
「しかも、ちょうど通路の壁にぴったりハマって
　るから、何か重機でも使わないと動かせそうに
　ないぞ、こ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嫌な会話が聞こえてき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悪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ともと今日はシフトに入っている研究員が
少ない上、重機を持ち込むとなるとさらに
困難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ええ、この研究館の存在は外部に知られる
　わけにはいき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手配は簡単にはいきませんでしょう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困った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から出られるまで、まだまだかかりそう
　な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んどん尿意がきつくなってきて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ここじゃ我慢するしかない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たちが閉じ込められてから2時間が
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ぅ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・・・すごくおしっこがした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に・・・行きたい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ぅあぅ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、あの・・・ルミィさん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ええと、僕・・・何か失礼なことを言って
　しまいましたでしょう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・・・？</text:p>
          </table:table-cell>
          <table:table-cell table:style-name="ce0" office:value-type="string">
            <text:p>Map045</text:p>
          </table:table-cell>
          <table:table-cell table:style-name="ce0"/>
          <table:table-cell table:style-name="ce0" office:value-type="string">
            <text:p>...Eh?</text:p>
          </table:table-cell>
          <table:table-cell table:number-columns-repeated="1020"/>
        </table:table-row>
        <table:table-row>
          <table:table-cell table:style-name="ce0" office:value-type="string">
            <text:p>研究員
「なんだかルミィさん、さっきから急に機嫌が
　悪くなったように感じまし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僕が何か、無神経な事を言ってしまったの
　かと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いえ・・・別に不機嫌というわけで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の言動とは何の関係もありませんので、
気にしない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れなら良かった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まあ、こんな状況ですから表情のひとつも
　険しくなりますよ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）</text:p>
          </table:table-cell>
          <table:table-cell table:style-name="ce0" office:value-type="string">
            <text:p>Map016</text:p>
          </table:table-cell>
          <table:table-cell table:style-name="ce0"/>
          <table:table-cell table:style-name="ce0" office:value-type="string">
            <text:p>*fidget*...</text:p>
          </table:table-cell>
          <table:table-cell table:number-columns-repeated="1020"/>
        </table:table-row>
        <table:table-row>
          <table:table-cell table:style-name="ce0" office:value-type="string">
            <text:p>研究員
「（あれ・・・？　やっぱりなんか避けられてる
　・・・かな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（あんまり構わない方がいいのかも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11T19:08:03+02:00</meta:creation-date>
    <dc:date>2019-10-11T19:08:0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